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 table:use-wildcards="true"/>
      <table:table table:name="Pure element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# source: A.T. Dinsdale, SGTE data for pure elements, Calphad 15 (1991) 317–42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-1572.94" calcext:value-type="float">
            <text:p>-1572,94</text:p>
          </table:table-cell>
          <table:table-cell office:value-type="float" office:value="-5179.159" calcext:value-type="float">
            <text:p>-5179,159</text:p>
          </table:table-cell>
          <table:table-cell office:value-type="float" office:value="42837.391" calcext:value-type="float">
            <text:p>42837,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57.643" calcext:value-type="float">
            <text:p>157,643</text:p>
          </table:table-cell>
          <table:table-cell office:value-type="float" office:value="117.854" calcext:value-type="float">
            <text:p>117,854</text:p>
          </table:table-cell>
          <table:table-cell office:value-type="float" office:value="115.436859" calcext:value-type="float">
            <text:p>115,436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*ln(T)</text:p>
          </table:table-cell>
          <table:table-cell office:value-type="float" office:value="-26.908" calcext:value-type="float">
            <text:p>-26,908</text:p>
          </table:table-cell>
          <table:table-cell office:value-type="float" office:value="-22.096" calcext:value-type="float">
            <text:p>-22,096</text:p>
          </table:table-cell>
          <table:table-cell office:value-type="float" office:value="-22.8317533" calcext:value-type="float">
            <text:p>-22,8317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^2</text:p>
          </table:table-cell>
          <table:table-cell table:style-name="ce2" office:value-type="float" office:value="0.00189435" calcext:value-type="float">
            <text:p>1,89E-03</text:p>
          </table:table-cell>
          <table:table-cell table:style-name="ce2" office:value-type="float" office:value="-0.0048407" calcext:value-type="float">
            <text:p>-4,84E-03</text:p>
          </table:table-cell>
          <table:table-cell table:style-name="ce2" office:value-type="float" office:value="-0.001912904" calcext:value-type="float">
            <text:p>-1,91E-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^3</text:p>
          </table:table-cell>
          <table:table-cell table:style-name="ce2" office:value-type="float" office:value="-0.00000147721" calcext:value-type="float">
            <text:p>-1,48E-0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0.000000003552" calcext:value-type="float">
            <text:p>-3,55E-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T</text:p>
          </table:table-cell>
          <table:table-cell office:value-type="float" office:value="139250" calcext:value-type="float">
            <text:p>139250</text:p>
          </table:table-cell>
          <table:table-cell office:value-type="float" office:value="0" calcext:value-type="float">
            <text:p>0</text:p>
          </table:table-cell>
          <table:table-cell office:value-type="float" office:value="176667" calcext:value-type="float">
            <text:p>17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ritical</text:p>
          </table:table-cell>
          <table:table-cell office:value-type="float" office:value="369.667" calcext:value-type="float">
            <text:p>369,667</text:p>
          </table:table-cell>
          <table:table-cell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0.82" calcext:value-type="float">
            <text:p>0,82</text:p>
          </table:table-cell>
          <table:table-cell office:value-type="float" office:value="0.52" calcext:value-type="float">
            <text:p>0,52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action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# source: Schuster and Du, "Experimental investigation and thermodynamic modeling of the Cr-Ni-Si system", Metallurgical and Materials Transactions A (2000) 1795–18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olv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rSi</text:p>
          </table:table-cell>
          <table:table-cell office:value-type="float" office:value="-83007.82" calcext:value-type="float">
            <text:p>-83007,82</text:p>
          </table:table-cell>
          <table:table-cell office:value-type="float" office:value="-1.35928" calcext:value-type="float">
            <text:p>-1,35928</text:p>
          </table:table-cell>
          <table:table-cell office:value-type="float" office:value="-48048.45" calcext:value-type="float">
            <text:p>-48048,45</text:p>
          </table:table-cell>
          <table:table-cell office:value-type="float" office:value="11.38497" calcext:value-type="float">
            <text:p>11,384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rNi</text:p>
          </table:table-cell>
          <table:table-cell office:value-type="float" office:value="8030" calcext:value-type="float">
            <text:p>8030</text:p>
          </table:table-cell>
          <table:table-cell office:value-type="float" office:value="-12.8801" calcext:value-type="float">
            <text:p>-12,8801</text:p>
          </table:table-cell>
          <table:table-cell office:value-type="float" office:value="33080" calcext:value-type="float">
            <text:p>33080</text:p>
          </table:table-cell>
          <table:table-cell office:value-type="float" office:value="-16.0362" calcext:value-type="float">
            <text:p>-16,0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iSi</text:p>
          </table:table-cell>
          <table:table-cell office:value-type="float" office:value="-204564.52" calcext:value-type="float">
            <text:p>-204564,52</text:p>
          </table:table-cell>
          <table:table-cell office:value-type="float" office:value="38.99204" calcext:value-type="float">
            <text:p>38,99204</text:p>
          </table:table-cell>
          <table:table-cell office:value-type="float" office:value="-82289.61" calcext:value-type="float">
            <text:p>-82289,6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rNiSi</text:p>
          </table:table-cell>
          <table:table-cell office:value-type="float" office:value="-103437.71" calcext:value-type="float">
            <text:p>-103437,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CrNi</text:p>
          </table:table-cell>
          <table:table-cell office:value-type="float" office:value="-3605" calcext:value-type="float">
            <text:p>-36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CrNi</text:p>
          </table:table-cell>
          <table:table-cell office:value-type="float" office:value="-1.91" calcext:value-type="float">
            <text:p>-1,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initial-creator>Thomas Gheno</meta:initial-creator>
    <dc:creator>Thomas Gheno</dc:creator>
    <meta:creation-date>2021-08-24T13:39:52Z</meta:creation-date>
    <dc:date>2022-11-23T23:32:07.460000000</dc:date>
    <meta:editing-duration>PT32S</meta:editing-duration>
    <meta:editing-cycles>1</meta:editing-cycles>
    <meta:document-statistic meta:table-count="2" meta:cell-count="77" meta:object-count="0"/>
  </office:meta>
</office:document-meta>
</file>